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WW8Num2">
      <style:paragraph-properties fo:margin-left="0.5in" fo:margin-right="0in" fo:text-indent="-0.25in" style:auto-text-indent="false"/>
    </style:style>
    <style:style style:name="P2" style:family="paragraph" style:parent-style-name="Text_20_body" style:list-style-name="WW8Num2">
      <style:paragraph-properties fo:margin-left="0.75in" fo:margin-right="0in" fo:text-indent="-0.25in" style:auto-text-indent="false"/>
    </style:style>
    <style:style style:name="P3" style:family="paragraph" style:parent-style-name="Text_20_body" style:list-style-name="WW8Num2">
      <style:paragraph-properties fo:margin-left="1in" fo:margin-right="0in" fo:text-indent="-0.25in" style:auto-text-indent="false"/>
    </style:style>
    <style:style style:name="P4" style:family="paragraph" style:parent-style-name="Text_20_body" style:list-style-name="WW8Num2">
      <style:paragraph-properties fo:margin-left="1in" fo:margin-right="0in" fo:margin-top="0in" fo:margin-bottom="0.0835in" fo:text-indent="-0.25in" style:auto-text-indent="false"/>
    </style:style>
    <style:style style:name="P5" style:family="paragraph" style:parent-style-name="Heading_20_1" style:master-page-name="Standard">
      <style:paragraph-properties fo:margin-left="0.3in" fo:margin-right="0in" fo:margin-top="0.1665in" fo:margin-bottom="0.0835in" fo:text-indent="-0.3in" style:auto-text-indent="false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est Cases: StateGenerator</text:h>
      <text:p text:style-name="Text_20_body">This set of test cases are divided into two basic sections. One will test the generator and its functions while the other will test its interaction with the synchronizer. </text:p>
      <text:list xml:id="list1322793842" text:style-name="WW8Num2">
        <text:list-item>
          <text:p text:style-name="P1">Functionality</text:p>
          <text:list>
            <text:list-item>
              <text:p text:style-name="P2">Producing valid messages with valid time-stamps according the the Global Virtual Time or GVT</text:p>
            </text:list-item>
            <text:list-item>
              <text:p text:style-name="P2">Randomness Test</text:p>
            </text:list-item>
            <text:list-item>
              <text:p text:style-name="P2">Edge-Cases</text:p>
              <text:list>
                <text:list-item>
                  <text:p text:style-name="P3">Suggestions</text:p>
                </text:list-item>
              </text:list>
            </text:list-item>
            <text:list-item>
              <text:p text:style-name="P2">Game Simulator</text:p>
              <text:list>
                <text:list-item>
                  <text:p text:style-name="P3">Generates messages that simulate a virtual game or a user's interaction with the game.</text:p>
                </text:list-item>
              </text:list>
            </text:list-item>
          </text:list>
        </text:list-item>
        <text:list-item>
          <text:p text:style-name="P1">Connectivity</text:p>
          <text:list>
            <text:list-item>
              <text:p text:style-name="P2">Listen</text:p>
              <text:list>
                <text:list-item>
                  <text:p text:style-name="P4">Grabs the GVT from the State Synchronizer and generates a proper time-stamp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2T23:28:14</meta:creation-date>
    <meta:editing-duration>PT575H29M27S</meta:editing-duration>
    <dc:date>2009-10-16T15:23:53</dc:date>
    <meta:generator>OpenOffice.org/3.0$Linux OpenOffice.org_project/300m15$Build-9379</meta:generator>
    <meta:document-statistic meta:character-count="542" meta:image-count="0" meta:object-count="0" meta:page-count="1" meta:paragraph-count="12" meta:table-count="0" meta:word-count="91"/>
    <meta:editing-cycles>1</meta:editing-cycles>
    <meta:user-defined meta:name="Info 1"/>
    <meta:user-defined meta:name="Info 2"/>
    <meta:user-defined meta:name="Info 3"/>
    <meta:user-defined meta:name="Info 4"/>
  </office:meta>
</office:document-meta>
</file>